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798BE6338CC0D386.jpg" manifest:media-type="image/jpeg"/>
  <manifest:file-entry manifest:full-path="Pictures/10000000000000F1000000580C1C5C3793BFECC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27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1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1" fo:language="es" fo:country="MX" style:font-name-complex="Nimbus Roman No9 L"/>
    </style:style>
    <style:style style:name="P6" style:family="paragraph" style:parent-style-name="Header">
      <style:paragraph-properties fo:margin-left="0cm" fo:margin-right="-0.508cm" fo:text-indent="0cm" style:auto-text-indent="false"/>
    </style:style>
    <style:style style:name="P7" style:family="paragraph" style:parent-style-name="Standard">
      <style:paragraph-properties fo:margin-left="0cm" fo:margin-right="-0.508cm" fo:text-indent="0cm" style:auto-text-indent="false" fo:break-before="page"/>
    </style:style>
    <style:style style:name="P8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font-name="Nimbus Roman No9 L1" style:font-name-complex="Nimbus Roman No9 L"/>
    </style:style>
    <style:style style:name="P11" style:family="paragraph" style:parent-style-name="Standard">
      <style:paragraph-properties fo:text-align="center" style:justify-single-word="false"/>
      <style:text-properties style:font-name="Nimbus Roman No9 L1" style:font-name-complex="Nimbus Roman No9 L"/>
    </style:style>
    <style:style style:name="P12" style:family="paragraph" style:parent-style-name="Standard">
      <style:paragraph-properties fo:margin-left="2.3cm" fo:margin-right="0cm" fo:text-align="justify" style:justify-single-word="false" fo:orphans="2" fo:widows="2" fo:hyphenation-ladder-count="no-limit" fo:text-indent="-2.3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1" style:font-name-complex="Nimbus Roman No9 L"/>
    </style:style>
    <style:style style:name="P1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1"/>
    </style:style>
    <style:style style:name="P15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1" style:font-name-complex="Nimbus Roman No9 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Nimbus Roman No9 L1" fo:background-color="transparent"/>
    </style:style>
    <style:style style:name="P17" style:family="paragraph" style:parent-style-name="Standard" style:master-page-name="">
      <loext:graphic-properties draw:fill="none"/>
      <style:paragraph-properties fo:margin-left="5.3cm" fo:margin-right="0cm" fo:text-align="justify" style:justify-single-word="false" fo:orphans="2" fo:widows="2" fo:hyphenation-ladder-count="no-limit" fo:text-indent="-5.3cm" style:auto-text-indent="false" style:page-number="auto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fo:color="#000000" style:font-name="Nimbus Roman No9 L1" style:font-name-complex="Nimbus Roman No9 L"/>
    </style:style>
    <style:style style:name="T4" style:family="text">
      <style:text-properties fo:language="es" fo:country="MX" style:font-name-complex="Nimbus Roman No9 L"/>
    </style:style>
    <style:style style:name="T5" style:family="text">
      <style:text-properties style:font-name-complex="Nimbus Roman No9 L"/>
    </style:style>
    <style:style style:name="T6" style:family="text">
      <style:text-properties style:font-name="Nimbus Roman No9 L1" style:font-name-complex="Nimbus Roman No9 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COMUNICACIÓN</text:span><text:span text:style-name="T5"> N.º 973-CM-18</text:span></text:p>
      <text:p text:style-name="P10"/>
      <text:p text:style-name="P17"><text:span text:style-name="T6">DESCRIPCIÓN SINTÉTICA: </text:span><text:span text:style-name="Fuente_20_de_20_párrafo_20_predeter."><text:span text:style-name="T3">SE COMUNICA SOLICITUD DE USO HOSTERÍA EL RETORNO PARA FINES SOCIALES, CULTURALES Y DEPORTIVOS</text:span></text:span></text:p>
      <text:p text:style-name="P15"/>
      <text:p text:style-name="P10">ANTECEDENTES</text:p>
      <text:p text:style-name="P13"/>
      <text:p text:style-name="P13">Constitución Nacional.</text:p>
      <text:p text:style-name="P13"/>
      <text:p text:style-name="P13">Carta Orgánica Municipal.</text:p>
      <text:p text:style-name="P13"/>
      <text:p text:style-name="P13">Restitución vehículos de la constructora de Lázaro Báez a la Municipalidad de Río Gallegos. Diario Perfil. https://www.perfil.com/noticias/politica/entregaron-vehiculos-de-la-constructora-de-lazaro-baez-a-la-municipalidad-de-rio-gallegos.phtml.</text:p>
      <text:p text:style-name="P13"/>
      <text:p text:style-name="P13">Los bienes de lujo de Lázaro Báez y Ricardo Jaime que fueron recuperados por la Justicia. TN. https://tn.com.ar/politica/los-bienes-de-lujo-de-lazaro-baez-y-ricardo-jaime-que-fueron-recuperados-por-la-justicia_823656.</text:p>
      <text:p text:style-name="P13"/>
      <text:p text:style-name="P13">Expediente N.º 3BA-33364-MP2015.</text:p>
      <text:p text:style-name="P13"/>
      <text:p text:style-name="P10">FUNDAMENTOS</text:p>
      <text:p text:style-name="P13"/>
      <text:p text:style-name="P13">La Hostería El Retorno se encuentra ubicada en nuestra ciudad, a orillas del lago Gutiérrez, sobre la ruta provincial 82. En 2015 fue adquirida aparentemente por el empresario Cristóbal López, a través de El Retorno S.A., cuyo presidente es Cristóbal López.</text:p>
      <text:p text:style-name="P13"/>
      <text:p text:style-name="P13">Tomamos como antecedente, las disposiciones de la justicia, mediante las cuales bienes obtenidos por funcionarios y empresarios procesados por corrupción, con fondos indebidos, han sido otorgados a organismos estatales para su utilización a través de la figura de depositario judicial. El objetivo es también evitar el deterioro material por el paso del tiempo y por el vandalismo, al que está expuesto la hostería, y una posible ocupación.</text:p>
      <text:p text:style-name="P13"/>
      <text:p text:style-name="P13"><text:soft-page-break/>Reportes periodísticos indican que en octubre de 2018, un grupo de personas que llegó hasta la hostería desmanteló la estructura. Las ventanas y puertas fueron sacadas de sus marcos y los muebles sacados del lugar. </text:p>
      <text:p text:style-name="P14"><text:span text:style-name="T5">Proponemos que la Municipalidad utilice este lugar para el alojamiento de personas que llegan a nuestra ciudad en el marco de actividades sociales, culturales y deportivas. En la actualidad, las </text:span>plazas hoteleras destinadas a este tipo de hospedaje son insuficientes. Grupos de personas mayores han solicitado a este Municipio contar con una sede social. Bien podría ser este el fin.</text:p>
      <text:p text:style-name="P13"/>
      <text:p text:style-name="P13">Por lo expuesto, es que solicitamos que se otorgue el uso de la Hostería El Retorno, de forma que determine el Poder Judicial, a la Municipalidad de San Carlos de Bariloche.</text:p>
      <text:p text:style-name="P10"/>
      <text:p text:style-name="P10"/>
      <text:p text:style-name="P12"><text:span text:style-name="T6">AUTORES: Concejales</text:span><text:span text:style-name="Fuente_20_de_20_párrafo_20_predeter."><text:span text:style-name="T6"> Diego Benítez, Claudia Contreras, Julia Fernández, Carlos Sánchez y Puente, Cristina Painefil y Viviana Gelain (JSB).</text:span></text:span></text:p>
      <text:p text:style-name="P10"/>
      <text:p text:style-name="P10"/>
      <text:p text:style-name="P11">El proyecto original N.º 1062/18, con las modificaciones introducidas, fue aprobado en la sesión del día 22 de noviembre de 2018, según consta en el Acta N.º 1107/18. Por ello, en ejercicio de las atribuciones que le otorga el Art. 38 de la Carta Orgánica Municipal,</text:p>
      <text:p text:style-name="P11"/>
      <text:p text:style-name="P11">EL CONCEJO MUNICIPAL DE SAN CARLOS DE BARILOCHE</text:p>
      <text:p text:style-name="P11">SANCIONA CON CARÁCTER DE </text:p>
      <text:p text:style-name="P11"/>
      <text:p text:style-name="P5">COMUNICACIÓN</text:p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rt. 1°) </text:p>
          </table:table-cell>
          <table:table-cell table:style-name="Tabla1.A1" office:value-type="string">
            <text:p text:style-name="P9"><text:span text:style-name="Fuente_20_de_20_párrafo_20_predeter."><text:span text:style-name="T3">Se comunica al Juzgado Criminal y Correccional Federal Nro. 11, a cargo del Dr. Claudio Bonadío, la solicitud de uso de la Hostería El Retorno, sita en San Carlos de Bariloche, propiedad de El Retorno S.A., cuyo presidente es Cristóbal López, a la Municipalidad de San Carlos de Bariloche, para fines sociales, culturales y deportivos.</text:span></text:span></text:p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10">Art. 2°) </text:p>
          </table:table-cell>
          <table:table-cell table:style-name="Tabla1.A1" office:value-type="string">
            <text:p text:style-name="P10">Comuníquese. Dése a publicidad. Cumplido, archíves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family="'Nimbus Roman No9 L', 'Times New Roman'" style:font-family-generic="roman" style:font-pitch="variable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31cm" fo:break-before="page" table:align="left" style:writing-mode="lr-tb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5.186cm"/>
    </style:style>
    <style:style style:name="Tabla2.C" style:family="table-column">
      <style:table-column-properties style:column-width="5.567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5.131cm" fo:break-before="page" table:align="left" style:writing-mode="lr-tb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5.186cm"/>
    </style:style>
    <style:style style:name="Tabla3.C" style:family="table-column">
      <style:table-column-properties style:column-width="5.567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3" style:family="paragraph" style:parent-style-name="Standard">
      <style:paragraph-properties fo:margin-left="0cm" fo:margin-right="-0.508cm" fo:text-indent="0cm" style:auto-text-indent="false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5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P6" style:family="paragraph" style:parent-style-name="Header">
      <style:paragraph-properties fo:margin-left="0cm" fo:margin-right="-0.508cm" fo:text-indent="0cm" style:auto-text-indent="false"/>
    </style:style>
    <style:style style:name="MP7" style:family="paragraph" style:parent-style-name="Standard">
      <style:paragraph-properties fo:margin-left="0cm" fo:margin-right="-0.508cm" fo:text-indent="0cm" style:auto-text-indent="false" fo:break-before="pag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DCLE</text:p>
            </table:table-cell>
            <table:table-cell table:style-name="Tabla2.A1" office:value-type="string">
              <text:p text:style-name="MP1">COMUNICACIÓN 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14cm" svg:height="1.286cm" draw:z-index="0"><draw:image xlink:href="Pictures/10000000000000F1000000580C1C5C3793BFECC6.jpg" xlink:type="simple" xlink:show="embed" xlink:actuate="onLoad"/></draw:frame></text:p>
              <text:p text:style-name="MP3"/>
              <text:p text:style-name="MP3"/>
              <text:p text:style-name="MP4"/>
              <text:p text:style-name="MP5"><text:span text:style-name="MT1">No a la violencia de género. Ni una menos. </text:span><text:span text:style-name="MT2">(Ordenanza 2825-CM-17)</text:span></text:p>
            </table:table-cell>
          </table:table-row>
        </table:table>
        <text:p text:style-name="MP3"/>
      </style:header>
      <style:header-left>
        <text:p text:style-name="MP6"/>
        <text:p text:style-name="MP7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DCLE</text:p>
            </table:table-cell>
            <table:table-cell table:style-name="Tabla3.A1" office:value-type="string">
              <text:p text:style-name="MP1">COMUNICACIÓN </text:p>
            </table:table-cell>
            <table:table-cell table:style-name="Tabla3.C1" office:value-type="string">
              <text:p text:style-name="MP2"/>
              <text:p text:style-name="MP3"><draw:frame draw:style-name="Mfr1" draw:name="Imagen2" text:anchor-type="char" svg:y="-0.146cm" svg:width="4.314cm" svg:height="1.286cm" draw:z-index="1"><draw:image xlink:href="Pictures/10000000000000F100000058798BE6338CC0D386.jpg" xlink:type="simple" xlink:show="embed" xlink:actuate="onLoad"/></draw:frame></text:p>
              <text:p text:style-name="MP3"/>
              <text:p text:style-name="MP3"/>
              <text:p text:style-name="MP4"/>
              <text:p text:style-name="MP5"><text:span text:style-name="MT1">No a la violencia de género. Ni una menos. </text:span><text:span text:style-name="MT2">(Ordenanza 2825-CM-17)</text:span></text:p>
            </table:table-cell>
          </table:table-row>
        </table:table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18-11-26T11:10:24.642524904</dc:date>
    <meta:print-date>2017-03-17T10:27:00</meta:print-date>
    <meta:editing-cycles>10</meta:editing-cycles>
    <meta:editing-duration>PT29M51S</meta:editing-duration>
    <meta:generator>LibreOffice/5.1.6.2$Linux_X86_64 LibreOffice_project/10m0$Build-2</meta:generator>
    <meta:document-statistic meta:table-count="3" meta:image-count="2" meta:object-count="0" meta:page-count="2" meta:paragraph-count="29" meta:word-count="466" meta:character-count="3228" meta:non-whitespace-character-count="2785"/>
  </office:meta>
</office:document-meta>
</file>